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ffb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f00" fo:padding="0.0382in" fo:border="0.05pt solid #000000">
        <style:background-image/>
      </style:table-cell-properties>
    </style:style>
    <style:style style:name="Table1.A2" style:family="table-cell">
      <style:table-cell-properties fo:background-color="#ffff6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6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2" style:family="paragraph" style:parent-style-name="Table_20_Contents">
      <style:text-properties fo:color="#bf0041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text-properties fo:color="#bf0041" fo:font-size="18pt" fo:font-weight="bold" officeooo:rsid="000aac2e" officeooo:paragraph-rsid="000aac2e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8pt" style:text-underline-style="none" fo:font-weight="bold" officeooo:rsid="000c83cf" officeooo:paragraph-rsid="000c83cf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none" fo:font-weight="bold" officeooo:rsid="000c83cf" officeooo:paragraph-rsid="000a3d7f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none" fo:font-weight="bold" officeooo:rsid="000e0efe" officeooo:paragraph-rsid="000e0efe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none" fo:font-weight="bold" officeooo:rsid="000ead56" officeooo:paragraph-rsid="000ead56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none" fo:font-weight="normal" officeooo:rsid="000a3d7f" officeooo:paragraph-rsid="000a3d7f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0c83cf" officeooo:paragraph-rsid="000c83cf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5pt" style:text-underline-style="solid" style:text-underline-width="auto" style:text-underline-color="font-color" officeooo:rsid="000a3d7f" officeooo:paragraph-rsid="000a3d7f" style:font-size-asian="15pt" style:font-size-complex="15pt"/>
    </style:style>
    <style:style style:name="P12" style:family="paragraph" style:parent-style-name="Standard">
      <style:text-properties fo:font-size="15pt" style:text-underline-style="none" officeooo:rsid="000a3d7f" officeooo:paragraph-rsid="000a3d7f" style:font-size-asian="15pt" style:font-size-complex="15pt"/>
    </style:style>
    <style:style style:name="P13" style:family="paragraph" style:parent-style-name="Standard">
      <style:text-properties fo:font-size="15pt" style:text-underline-style="none" fo:font-weight="bold" officeooo:rsid="000a3d7f" officeooo:paragraph-rsid="000a3d7f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style:text-underline-style="none" fo:font-weight="bold" officeooo:rsid="000e0efe" officeooo:paragraph-rsid="000e0efe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none" fo:font-weight="bold" officeooo:rsid="000ead56" officeooo:paragraph-rsid="000ead56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5pt" style:text-underline-style="none" fo:font-weight="normal" officeooo:rsid="000a3d7f" officeooo:paragraph-rsid="000a3d7f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style:text-underline-style="none" fo:font-weight="normal" officeooo:rsid="000c83cf" officeooo:paragraph-rsid="000c83cf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style:text-underline-style="none" fo:font-weight="normal" officeooo:rsid="000e0efe" officeooo:paragraph-rsid="000e0efe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style:text-underline-style="none" fo:font-weight="normal" officeooo:rsid="000c83cf" officeooo:paragraph-rsid="000c83cf" style:font-size-asian="13.1000003814697pt" style:font-weight-asian="normal" style:font-size-complex="15pt" style:font-weight-complex="normal"/>
    </style:style>
    <style:style style:name="P20" style:family="paragraph" style:parent-style-name="Standard">
      <style:text-properties fo:font-size="15pt" style:text-underline-style="none" fo:font-weight="normal" officeooo:rsid="000e0efe" officeooo:paragraph-rsid="000e0efe" style:font-size-asian="13.1000003814697pt" style:font-weight-asian="normal" style:font-size-complex="15pt" style:font-weight-complex="normal"/>
    </style:style>
    <style:style style:name="P21" style:family="paragraph" style:parent-style-name="Standard">
      <style:text-properties fo:font-size="15pt" style:text-underline-style="none" fo:font-weight="normal" officeooo:rsid="000ead56" officeooo:paragraph-rsid="000ead56" style:font-size-asian="13.1000003814697pt" style:font-weight-asian="normal" style:font-size-complex="15pt" style:font-weight-complex="normal"/>
    </style:style>
    <style:style style:name="P22" style:family="paragraph" style:parent-style-name="Standard">
      <style:text-properties fo:color="#acb20c" fo:font-size="15pt" style:text-underline-style="none" fo:font-weight="bold" officeooo:rsid="000ead56" officeooo:paragraph-rsid="000ead56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fo:color="#000000" fo:font-size="18pt" style:text-underline-style="none" fo:font-weight="bold" officeooo:rsid="000f6f48" officeooo:paragraph-rsid="000f6f48" style:font-size-asian="18pt" style:font-weight-asian="bold" style:font-size-complex="18pt" style:font-weight-complex="bold"/>
    </style:style>
    <style:style style:name="T1" style:family="text">
      <style:text-properties officeooo:rsid="000a3d7f"/>
    </style:style>
    <style:style style:name="T2" style:family="text">
      <style:text-properties officeooo:rsid="000aac2e"/>
    </style:style>
    <style:style style:name="T3" style:family="text">
      <style:text-properties officeooo:rsid="000c83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6f48" style:font-weight-asian="normal" style:font-weight-complex="normal"/>
    </style:style>
    <style:style style:name="T7" style:family="text">
      <style:text-properties officeooo:rsid="000e0efe"/>
    </style:style>
    <style:style style:name="T8" style:family="text">
      <style:text-properties officeooo:rsid="000ead56"/>
    </style:style>
    <style:style style:name="T9" style:family="text">
      <style:text-properties fo:color="#acb20c"/>
    </style:style>
    <style:style style:name="T10" style:family="text">
      <style:text-properties fo:color="#acb20c" fo:font-weight="normal" officeooo:rsid="000f6f48" style:font-weight-asian="normal" style:font-weight-complex="normal"/>
    </style:style>
    <style:style style:name="T11" style:family="text">
      <style:text-properties fo:color="#acb20c" officeooo:rsid="000f6f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gorithm and data <text:span text:style-name="T1">structure</text:span></text:p>
      <text:p text:style-name="P4"/>
      <text:p text:style-name="P11">Data types</text:p>
      <text:p text:style-name="P12">→ Data types are required for efficicent coding of programs</text:p>
      <text:p text:style-name="P12">→ Two types are primitive and composite</text:p>
      <text:p text:style-name="P12">→ Primitive datga types includes Boolean, which store logical values true and false</text:p>
      <text:p text:style-name="P12">→ Operations on boolean data type include AND, OR, and NOT</text:p>
      <text:p text:style-name="P12">→ Integer type can assume different set of values depending on compiler system</text:p>
      <text:p text:style-name="P12">→ Basic operations on integers are arithmetic and comparison</text:p>
      <text:p text:style-name="P12">→ primitive data types are also called atomic or irreducible</text:p>
      <text:p text:style-name="P12"/>
      <text:p text:style-name="P13">Primitive Data Types</text:p>
      <text:p text:style-name="P16">→ Ranges of primitive data types depend on the number of bits allocated by the compiler and hardware circuitry</text:p>
      <text:p text:style-name="P16">→ Typically an integer type range from -2,147,483,648 to 2,147,483,647</text:p>
      <text:p text:style-name="P16">→ Characters type can range from 0 to 65,000</text:p>
      <text:p text:style-name="P16">→ Operation on primitive data types are often included in the CPU instruction set</text:p>
      <text:p text:style-name="P16">→ On some systems the primitive data types are impolemented using software set</text:p>
      <text:p text:style-name="P16">→ On small computers, for example, real number are often processed using software instructions</text:p>
      <text:p text:style-name="P16">→ Table below summerizes ranges of different primitive data types</text:p>
      <text:p text:style-name="P9"/>
      <text:p text:style-name="P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Data Type</text:p>
          </table:table-cell>
          <table:table-cell table:style-name="Table1.B1" office:value-type="string">
            <text:p text:style-name="P1">Range</text:p>
          </table:table-cell>
        </table:table-row>
        <table:table-row>
          <table:table-cell table:style-name="Table1.A2" office:value-type="string">
            <text:p text:style-name="P3">Integer (32-bit)</text:p>
          </table:table-cell>
          <table:table-cell table:style-name="Table1.B2" office:value-type="string">
            <text:p text:style-name="P2">-<text:span text:style-name="T2">2,147,483,648 to +2,147,483,647</text:span></text:p>
          </table:table-cell>
        </table:table-row>
        <table:table-row>
          <table:table-cell table:style-name="Table1.A2" office:value-type="string">
            <text:p text:style-name="P3">Integer (16-bit)</text:p>
          </table:table-cell>
          <table:table-cell table:style-name="Table1.B2" office:value-type="string">
            <text:p text:style-name="P3">-32,768 to 32,767</text:p>
          </table:table-cell>
        </table:table-row>
        <table:table-row>
          <table:table-cell table:style-name="Table1.A2" office:value-type="string">
            <text:p text:style-name="P3">ASCII Characters (8-bit)</text:p>
          </table:table-cell>
          <table:table-cell table:style-name="Table1.B2" office:value-type="string">
            <text:p text:style-name="P3">0 to 255</text:p>
          </table:table-cell>
        </table:table-row>
        <table:table-row>
          <table:table-cell table:style-name="Table1.A2" office:value-type="string">
            <text:p text:style-name="P3">Unicode Characters (16-bit)</text:p>
          </table:table-cell>
          <table:table-cell table:style-name="Table1.B2" office:value-type="string">
            <text:p text:style-name="P3">65,535</text:p>
          </table:table-cell>
        </table:table-row>
        <table:table-row>
          <table:table-cell table:style-name="Table1.A2" office:value-type="string">
            <text:p text:style-name="P3">Signed Characters (8-bit)</text:p>
          </table:table-cell>
          <table:table-cell table:style-name="Table1.B2" office:value-type="string">
            <text:p text:style-name="P3">-128 to 127</text:p>
          </table:table-cell>
        </table:table-row>
        <table:table-row>
          <table:table-cell table:style-name="Table1.A2" office:value-type="string">
            <text:p text:style-name="P3">Boolean</text:p>
          </table:table-cell>
          <table:table-cell table:style-name="Table1.B2" office:value-type="string">
            <text:p text:style-name="P3">0 (false), 1(true)</text:p>
          </table:table-cell>
        </table:table-row>
      </table:table>
      <text:p text:style-name="P9"><text:s/></text:p>
      <text:p text:style-name="P6"/>
      <text:p text:style-name="P16"><text:soft-page-break/>→<text:span text:style-name="T2"> Primitive data types are described in a program by language specific keywords</text:span></text:p>
      <text:p text:style-name="P16">→<text:span text:style-name="T2"> Java defines eight primitives</text:span></text:p>
      <text:p text:style-name="P16">→<text:span text:style-name="T2"> C/C++ basic data types are int, float, char, double, short, long, signed, unsigned</text:span></text:p>
      <text:p text:style-name="P16">→<text:span text:style-name="T2"> Boolean type is not supported in C</text:span></text:p>
      <text:p text:style-name="P16">→<text:span text:style-name="T2"> Visual Basic supports Integer, Long, Single, Double, Byte, Boolean</text:span></text:p>
      <text:p text:style-name="P16"/>
      <text:p text:style-name="P5">Composite Data Types</text:p>
      <text:p text:style-name="P16">→<text:span text:style-name="T3"> Complex data type are defined using combination of primitive types</text:span></text:p>
      <text:p text:style-name="P16">→<text:span text:style-name="T3"> Composite data types can be arrays, vectors and strings</text:span></text:p>
      <text:p text:style-name="P16"><text:tab/>→<text:span text:style-name="T3"> An array is a coolection of homogeneous data types</text:span></text:p>
      <text:p text:style-name="P17"><text:tab/>→ Vectors are mathematical representations of arrays</text:p>
      <text:p text:style-name="P17">→ A string is a combination of characters</text:p>
      <text:p text:style-name="P17"><text:tab/>→ In C/C++, Ada and Pascal string data are stored with a special delimiter</text:p>
      <text:p text:style-name="P17"><text:tab/>→ Fortran 90 and Visual Basic support string as primitive data types<text:line-break/><text:tab/>→ Basic operations on strings are assigning, joining and comparing</text:p>
      <text:p text:style-name="P17"><text:tab/>→ java support strings as built-in string class</text:p>
      <text:p text:style-name="P17"/>
      <text:p text:style-name="P10"><text:span text:style-name="T4">Data Structures</text:span></text:p>
      <text:p text:style-name="P19"/>
      <text:p text:style-name="P17"><text:s/>→<text:span text:style-name="T7"> Primitive and composite data types are sufficent for solving simple problems</text:span></text:p>
      <text:p text:style-name="P17">→<text:span text:style-name="T7"> The early computer applications depended on the built-in data types of programming languages</text:span></text:p>
      <text:p text:style-name="P17">→<text:span text:style-name="T7"> Primitive types are not always sufficent to solve advanced problems</text:span></text:p>
      <text:p text:style-name="P18">→ Need for advanced data types arose due to the new paradigm of object oriented approach</text:p>
      <text:p text:style-name="P18">→ Data structure are meant to serve these special needs</text:p>
      <text:p text:style-name="P18">→ It is a programing construct that stores a collection of data items</text:p>
      <text:p text:style-name="P18">→ Data Structure are not just an extension of composite data types</text:p>
      <text:p text:style-name="P18">→ Two significant differences are</text:p>
      <text:p text:style-name="P18"><text:tab/>→ First, data structure en compasses primitive and composite data types</text:p>
      <text:p text:style-name="P18"><text:tab/>→ Second, data structures it includes some kind of relationship aming the data items</text:p>
      <text:p text:style-name="P18">→ For example, string has definite order of organized characters</text:p>
      <text:p text:style-name="P18"/>
      <text:p text:style-name="P18"/>
      <text:p text:style-name="P18"/>
      <text:p text:style-name="P18"/>
      <text:p text:style-name="P18"/>
      <text:p text:style-name="P7"><text:soft-page-break/>Introduction to Data Structures</text:p>
      <text:p text:style-name="P7"/>
      <text:p text:style-name="P14">Linear Data Structures</text:p>
      <text:p text:style-name="P14">→ <text:span text:style-name="T5">Data structures are classified into two types: Linear and Non-Linear</text:span></text:p>
      <text:p text:style-name="P18">→ A structure in which data elements are organized in sequence is referred to as linear</text:p>
      <text:p text:style-name="P18">→ Examples are: arrays, linked lists, stacks, and queues</text:p>
      <text:p text:style-name="P18">→ Linked list consist of data items called nodes. Each data element contains to fields</text:p>
      <text:p text:style-name="P18">→ In stack, last item added can be taken off first</text:p>
      <text:p text:style-name="P18">→ In a queue an item can be added at one end, and removed from the other end</text:p>
      <text:p text:style-name="P18"/>
      <text:p text:style-name="P14">Non-Linear Data Structures</text:p>
      <text:p text:style-name="P14"><text:span text:style-name="T5">→ Relationship among elements can be hierarchical</text:span></text:p>
      <text:p text:style-name="P14"><text:span text:style-name="T5">→ Linkage may be single or bi-directional</text:span></text:p>
      <text:p text:style-name="P14"><text:span text:style-name="T5">→ Common examples are: trees and graphs</text:span></text:p>
      <text:p text:style-name="P14"><text:span text:style-name="T5">→ A tree consists of a set of data items called nodes</text:span></text:p>
      <text:p text:style-name="P14"><text:span text:style-name="T5"><text:tab/>→ it contains an information field and a link field, which is address of related element</text:span></text:p>
      <text:p text:style-name="P14"><text:span text:style-name="T5"><text:tab/>→ Trees can be binary, A V L, Red and Black, Splay, B-trees or heaps</text:span></text:p>
      <text:p text:style-name="P14"><text:span text:style-name="T5">→ Graph is set of data items, called vertices or nodes, connected by links termed as edges or arcs</text:span></text:p>
      <text:p text:style-name="P14"><text:span text:style-name="T5"/></text:p>
      <text:p text:style-name="P7">Operations on Data Structures</text:p>
      <text:p text:style-name="P20">→<text:span text:style-name="T8"> In order to process elements of a data structure some kind of operation is required</text:span></text:p>
      <text:p text:style-name="P20">→<text:span text:style-name="T8"> A basic operation invles creating a data structure, and reserving storage space for the elements</text:span></text:p>
      <text:p text:style-name="P20">→<text:span text:style-name="T8"> Another operation is deleting the data structure, which removes the data items and releases the allocated storage space</text:span></text:p>
      <text:p text:style-name="P20">→<text:span text:style-name="T8"> Other common operations are: inserting, sorting, searching, merging, traversing</text:span></text:p>
      <text:p text:style-name="P20">→<text:span text:style-name="T8"> Inserting involves adding a data item in a specified position</text:span></text:p>
      <text:p text:style-name="P20">→<text:span text:style-name="T8"> Sorting is arranging of data items in a specific order</text:span></text:p>
      <text:p text:style-name="P20">→<text:span text:style-name="T8"> Searching means finding an item which matches with a given key</text:span></text:p>
      <text:p text:style-name="P20">→<text:span text:style-name="T8"> Merging involves combining two sets of data items with according to some criterion</text:span></text:p>
      <text:p text:style-name="P20">→<text:span text:style-name="T8"> Travesing means accessing each elements of a data structure</text:span></text:p>
      <text:p text:style-name="P21"/>
      <text:p text:style-name="P8"><text:soft-page-break/>User-Defined Data Structures</text:p>
      <text:p text:style-name="P15">→ <text:span text:style-name="T5">Stacks, queues and trees are classical general purpose data structures</text:span></text:p>
      <text:p text:style-name="P15"><text:span text:style-name="T5">→ Some programming languages, such as JAVA, provided built-in support for some of these structures</text:span></text:p>
      <text:p text:style-name="P15"><text:span text:style-name="T5">→ We can also create our own data structure to store records of 100 employees</text:span></text:p>
      <text:p text:style-name="P15"><text:span text:style-name="T5"><text:tab/>→ Each record consist of employees’s name, destination and salary</text:span></text:p>
      <text:p text:style-name="P15"><text:span text:style-name="T5"><text:tab/>→ The code fragment in C might be as follows:</text:span></text:p>
      <text:p text:style-name="P15"><text:span text:style-name="T5"/></text:p>
      <text:p text:style-name="P22"><text:span text:style-name="T5"><text:tab/>struct EMP {<text:tab/><text:tab/><text:tab/><text:tab/>/* defined EMP structure */</text:span></text:p>
      <text:p text:style-name="P22"><text:span text:style-name="T5"><text:tab/>char name[40];<text:tab/><text:tab/><text:tab/><text:tab/>/* employee name */</text:span></text:p>
      <text:p text:style-name="P22"><text:span text:style-name="T5"><text:tab/>char title[30];<text:tab/><text:tab/><text:tab/><text:tab/>/* employee title */</text:span></text:p>
      <text:p text:style-name="P22"><text:span text:style-name="T5"><text:tab/>float salary;<text:tab/><text:tab/><text:tab/><text:tab/>/* employee salary */</text:span></text:p>
      <text:p text:style-name="P22"><text:span text:style-name="T5"><text:tab/>};</text:span></text:p>
      <text:p text:style-name="P22"><text:span text:style-name="T5"><text:tab/>struct EMP employee[100];<text:tab/><text:tab/>/* creates array of records */</text:span></text:p>
      <text:p text:style-name="P15"><text:span text:style-name="T5"/></text:p>
      <text:p text:style-name="P15"><text:span text:style-name="T5"><text:tab/>→</text:span><text:span text:style-name="T6"> The elements of employee array can be accessed using C notation as follows:</text:span></text:p>
      <text:p text:style-name="P15"><text:span text:style-name="T6"><text:tab/></text:span><text:span text:style-name="T10">employ[0]&lt; -name, employ[0]&lt; - title, employ[0]&lt; - salary</text:span></text:p>
      <text:p text:style-name="P15"><text:span text:style-name="T10"/></text:p>
      <text:p text:style-name="P23">Storage Stru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8pt" officeooo:rsid="000aac2e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24:19.812577015</meta:creation-date>
    <dc:date>2019-05-14T23:29:41.075392217</dc:date>
    <meta:editing-duration>PT4M56S</meta:editing-duration>
    <meta:editing-cycles>1</meta:editing-cycles>
    <meta:document-statistic meta:table-count="1" meta:image-count="0" meta:object-count="0" meta:page-count="4" meta:paragraph-count="99" meta:word-count="897" meta:character-count="5344" meta:non-whitespace-character-count="4510"/>
    <meta:generator>LibreOffice/6.1.5.2$Linux_X86_64 LibreOffice_project/10$Build-2</meta:generator>
  </office:meta>
</office:document-meta>
</file>